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9bed" officeooo:paragraph-rsid="001b9be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9bed"/>
    </style:style>
    <style:style style:name="T6" style:family="text">
      <style:text-properties officeooo:rsid="0016f6f3"/>
    </style:style>
    <style:style style:name="T7" style:family="text">
      <style:text-properties fo:color="#dcddde" loext:opacity="100%" style:font-name="Whitney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4">August</text:span> 202<text:span text:style-name="T5">2</text:span> under the <text:span text:style-name="T5">22n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officially compile ancient osbosian law and rules, </text:span>since they’re culturally important and referenced in debates and sometimes in court.</text:p>
      <text:p text:style-name="P1"/>
      <text:p text:style-name="P1">And proceeds.</text:p>
      <text:p text:style-name="P1"/>
      <text:p text:style-name="P1">Signed by,</text:p>
      <text:p text:style-name="P4">_yoran_</text:p>
      <text:p text:style-name="P4">Comradedoggo_22</text:p>
      <text:p text:style-name="P4">Thanster</text:p>
      <text:p text:style-name="P4">Emeralda_axe7</text:p>
      <text:p text:style-name="P4">Solar_Porpoise</text:p>
      <text:p text:style-name="P1"/>
      <text:p text:style-name="P1"/>
      <text:p text:style-name="P1"/>
      <text:p text:style-name="Standard"><text:span text:style-name="T1">[</text:span><text:span text:style-name="T2">Motion 22-1: To officially compile ancient osbosian law and rule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4T16:29:30.510289242</dc:date>
    <meta:editing-duration>PT3M1S</meta:editing-duration>
    <meta:editing-cycles>6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11" meta:word-count="63" meta:character-count="440" meta:non-whitespace-character-count="388"/>
  </office:meta>
</office:document-meta>
</file>